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officeooo:paragraph-rsid="001e4ad7"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officeooo:rsid="001e4ad7" officeooo:paragraph-rsid="001e4ad7"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normal" officeooo:rsid="00201158" officeooo:paragraph-rsid="00201158" style:font-size-asian="12pt" style:font-weight-asian="normal" style:font-size-complex="12pt" style:font-weight-complex="normal"/>
    </style:style>
    <style:style style:name="P5" style:family="paragraph" style:parent-style-name="Text_20_body">
      <style:paragraph-properties fo:margin-top="0cm" fo:margin-bottom="0cm" loext:contextual-spacing="false"/>
      <style:text-properties style:font-name="Times New Roman" fo:font-size="12pt" fo:font-weight="bold" officeooo:rsid="00201158" officeooo:paragraph-rsid="00201158" style:font-size-asian="12pt" style:font-weight-asian="bold" style:font-size-complex="12pt" style:font-weight-complex="bold"/>
    </style:style>
    <style:style style:name="P6" style:family="paragraph" style:parent-style-name="Text_20_body">
      <style:paragraph-properties fo:margin-top="0cm" fo:margin-bottom="0cm" loext:contextual-spacing="false"/>
      <style:text-properties style:font-name="Times New Roman" fo:font-size="12pt" fo:font-weight="bold" officeooo:rsid="0025b26f" officeooo:paragraph-rsid="0025b26f" style:font-size-asian="12pt" style:font-weight-asian="bold" style:font-size-complex="12pt" style:font-weight-complex="bold"/>
    </style:style>
    <style:style style:name="P7" style:family="paragraph" style:parent-style-name="Text_20_body">
      <style:paragraph-properties fo:margin-top="0cm" fo:margin-bottom="0cm" loext:contextual-spacing="false"/>
      <style:text-properties style:font-name="Times New Roman" fo:font-size="12pt" fo:font-weight="bold" officeooo:rsid="0025badb" officeooo:paragraph-rsid="0025badb" style:font-size-asian="12pt" style:font-weight-asian="bold" style:font-size-complex="12pt" style:font-weight-complex="bold"/>
    </style:style>
    <style:style style:name="P8" style:family="paragraph" style:parent-style-name="Text_20_body" style:master-page-name="HTML">
      <style:paragraph-properties fo:margin-top="0cm" fo:margin-bottom="0cm" loext:contextual-spacing="false" style:page-number="auto"/>
      <style:text-properties style:font-name="Times New Roman" fo:font-size="12pt" officeooo:paragraph-rsid="001e4ad7" style:font-size-asian="12pt" style:font-size-complex="12pt"/>
    </style:style>
    <style:style style:name="P9"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11" style:family="paragraph" style:parent-style-name="Text_20_body" style:list-style-name="L5">
      <style:paragraph-properties fo:margin-top="0cm" fo:margin-bottom="0cm" loext:contextual-spacing="false"/>
      <style:text-properties style:font-name="Times New Roman" fo:font-size="12pt" fo:font-weight="normal" officeooo:rsid="0025b26f" officeooo:paragraph-rsid="0025b26f" style:font-size-asian="12pt" style:font-weight-asian="normal" style:font-size-complex="12pt" style:font-weight-complex="normal"/>
    </style:style>
    <style:style style:name="P12" style:family="paragraph" style:parent-style-name="Text_20_body" style:list-style-name="L3">
      <style:paragraph-properties fo:margin-top="0cm" fo:margin-bottom="0cm" loext:contextual-spacing="false"/>
      <style:text-properties fo:font-weight="normal" officeooo:paragraph-rsid="00201158" style:font-weight-asian="normal" style:font-weight-complex="normal"/>
    </style:style>
    <style:style style:name="P13" style:family="paragraph" style:parent-style-name="Text_20_body" style:list-style-name="L4">
      <style:text-properties style:font-name="Times New Roman" fo:font-size="12pt" style:font-size-asian="12pt" style:font-size-complex="12pt"/>
    </style:style>
    <style:style style:name="P14" style:family="paragraph" style:parent-style-name="Text_20_body" style:list-style-name="L4">
      <style:text-properties style:font-name="Times New Roman" fo:font-size="12pt" officeooo:paragraph-rsid="0025badb" style:font-size-asian="12pt" style:font-size-complex="12pt"/>
    </style:style>
    <style:style style:name="T1" style:family="text">
      <style:text-properties fo:font-weight="bold"/>
    </style:style>
    <style:style style:name="T2" style:family="text">
      <style:text-properties fo:font-weight="bold" officeooo:rsid="00201158"/>
    </style:style>
    <style:style style:name="T3" style:family="text">
      <style:text-properties fo:font-weight="normal" style:font-weight-asian="normal" style:font-weight-complex="normal"/>
    </style:style>
    <style:style style:name="T4" style:family="text">
      <style:text-properties fo:font-weight="normal" officeooo:rsid="001e4ad7" style:font-weight-asian="normal" style:font-weight-complex="normal"/>
    </style:style>
    <style:style style:name="T5" style:family="text">
      <style:text-properties fo:font-weight="normal" officeooo:rsid="001fe53f" style:font-weight-asian="normal" style:font-weight-complex="normal"/>
    </style:style>
    <style:style style:name="T6" style:family="text">
      <style:text-properties officeooo:rsid="001fe53f"/>
    </style:style>
    <style:style style:name="T7" style:family="text">
      <style:text-properties style:font-name="Times New Roman" fo:font-size="12pt" officeooo:rsid="00201158" style:font-size-asian="12pt" style:font-size-complex="12pt"/>
    </style:style>
    <style:style style:name="T8" style:family="text">
      <style:text-properties style:font-name="Times New Roman" fo:font-size="12pt" officeooo:rsid="0020adad" style:font-size-asian="12pt" style:font-size-complex="12pt"/>
    </style:style>
    <style:style style:name="T9" style:family="text">
      <style:text-properties style:font-name="Times New Roman" fo:font-size="12pt" officeooo:rsid="00214abf" style:font-size-asian="12pt" style:font-size-complex="12pt"/>
    </style:style>
    <style:style style:name="T10" style:family="text">
      <style:text-properties officeooo:rsid="0025badb"/>
    </style:style>
    <style:style style:name="T11" style:family="text">
      <style:text-properties officeooo:rsid="0025f17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vyiu"/><text:span text:style-name="T1">Name</text:span><text:bookmark text:name="vyiu0"/><text:span text:style-name="T1"><text:line-break/></text:span><text:bookmark text:name="vyiu1"/><text:span text:style-name="T4">Drachentöterin</text:span><text:line-break/><text:bookmark text:name="vyiu2"/><text:line-break/><text:bookmark text:name="vyiu3"/><text:span text:style-name="T1">Beschreibung</text:span><text:bookmark text:name="vyiu4"/><text:line-break/><text:bookmark text:name="vyiu6"/><text:span text:style-name="T4">Die Drachentöterin ist eine Hochelfin aus Tfjahn, die nach Mittillant geschickt wurde, um dem Kreis der Elemente Informationen über die bevorstehende mögliche Invasion zu beschaffen.</text:span></text:p>
      <text:p text:style-name="P3">Sie ist süchtig nach Gewalt und Blut und möchte am liebsten alle ihr feindlich gesinnten Kreaturen abschlachten. Außerdem ist sie ruhmsüchtig, weshalb sie die Charaktere bittet, ihr auf ihrem blutigen Pfad zu folgen.</text:p>
      <text:p text:style-name="P2"><text:span text:style-name="T4">Der Kult in der Todesgruft macht ihr besonders große Sorgen, da sie ein mögliches Bündnis zwischen Kultanhängern und Dunkelelfen und Orks vermutet.</text:span><text:line-break/><text:bookmark text:name="vyiu8"/><text:bookmark text:name="vyiu7"/><text:span text:style-name="T1"><text:line-break/>Ort</text:span><text:bookmark text:name="vyiu9"/><text:span text:style-name="T1"><text:line-break/></text:span><text:bookmark text:name="vyiu12"/><text:bookmark text:name="vyiu111"/><text:span text:style-name="T5">Waldeingang</text:span><text:span text:style-name="T3"><text:line-break/></text:span><text:span text:style-name="T1"><text:line-break/>Tagesablauf</text:span></text:p>
      <text:list xml:id="list4913439414128065454" text:style-name="L1">
        <text:list-item>
          <text:p text:style-name="P9"><text:bookmark text:name="ns3322"/>Ganzer Tag – <text:span text:style-name="T6">Wartet vor dem Wald.</text:span></text:p>
        </text:list-item>
      </text:list>
      <text:p text:style-name="P1"><text:bookmark text:name="vyiu15"/><text:line-break/><text:bookmark text:name="vyiu16"/><text:span text:style-name="T1">Zugehörigkeit</text:span><text:bookmark text:name="vyiu17"/><text:line-break/><text:bookmark text:name="f-855"/><text:span text:style-name="T6">-</text:span></text:p>
      <text:p text:style-name="P1"><text:bookmark text:name="vyiu20"/><text:bookmark text:name="vyiu19"/><text:span text:style-name="T1"><text:line-break/></text:span><text:bookmark text:name="f-856"/><text:span text:style-name="T1">Aufträge</text:span><text:bookmark text:name="z0dk"/></text:p>
      <text:list xml:id="list8986933279310002406" text:style-name="L2">
        <text:list-item>
          <text:p text:style-name="P10"><text:bookmark text:name="z0dk1"/><text:bookmark text:name="z0dk0"/>Primär – <text:span text:style-name="T6">Metzelei</text:span><text:bookmark text:name="z0dk3"/></text:p>
        </text:list-item>
      </text:list>
      <text:p text:style-name="P1"><text:bookmark text:name="vyiu23"/><text:line-break/><text:bookmark text:name="ik9t1"/><text:span text:style-name="T1">Dialog</text:span><text:bookmark text:name="z0dk4"/><text:span text:style-name="T1"><text:line-break/></text:span><text:span text:style-name="T2">-</text:span></text:p>
      <text:p text:style-name="P1"><text:bookmark text:name="vyiu53"/><text:line-break/><text:bookmark text:name="adhu1"/><text:span text:style-name="T1">Handel</text:span><text:bookmark text:name="u5nf"/><text:span text:style-name="T1"><text:line-break/></text:span><text:span text:style-name="T2">-</text:span></text:p>
      <text:p text:style-name="P1"/>
      <text:p text:style-name="P5"><text:bookmark text:name="j85t"/>Fähigkeiten</text:p>
      <text:list xml:id="list7235286831672199394" text:style-name="L3">
        <text:list-item>
          <text:p text:style-name="P12"><text:span text:style-name="T7">„Meisterschützin“ - Die Drachentöterin nimmt ihren Bogen als Waff</text:span><text:span text:style-name="T8">e. Sie </text:span><text:span text:style-name="T9">v</text:span><text:span text:style-name="T7">erursacht dadurch Fernkampfschaden.</text:span></text:p>
        </text:list-item>
      </text:list>
      <text:p text:style-name="P4"/>
      <text:p text:style-name="P7">Tontexte</text:p>
      <text:list xml:id="list7308720150091926241" text:style-name="L4">
        <text:list-item>
          <text:p text:style-name="P14">Ja1:<text:bookmark text:name="ov17"/> „<text:span text:style-name="T10">Für das Königreich der Hochelfen</text:span>!”</text:p>
        </text:list-item>
        <text:list-item>
          <text:p text:style-name="P13">Ja2: „<text:span text:style-name="T10">Ich bin unterwegs!</text:span>”</text:p>
        </text:list-item>
        <text:list-item>
          <text:p text:style-name="P13">Ja3: „<text:span text:style-name="T10">Ich eile!</text:span>”</text:p>
        </text:list-item>
        <text:list-item>
          <text:p text:style-name="P13"><text:bookmark text:name="s.3q"/>JaAngriff1:<text:bookmark text:name="ov170"/> „<text:span text:style-name="T10">Metzelt sie nieder</text:span>!”</text:p>
        </text:list-item>
        <text:list-item>
          <text:p text:style-name="P13">JaAngriff2: „<text:span text:style-name="T10">Ich hacke dich in Stücke!</text:span>”</text:p>
        </text:list-item>
        <text:list-item>
          <text:p text:style-name="P13">JaAngriff3: „<text:span text:style-name="T10">Blute und dann stirb!</text:span>”</text:p>
        </text:list-item>
        <text:list-item>
          <text:p text:style-name="P13"><text:bookmark text:name="s.3q1"/>Was1:<text:bookmark text:name="rwtp1"/> „<text:span text:style-name="T10">Ihr wünscht?</text:span>”</text:p>
        </text:list-item>
        <text:list-item>
          <text:p text:style-name="P13">Was2: „<text:span text:style-name="T10">Habt Ihr einen Drachen gesehen?</text:span>”</text:p>
        </text:list-item>
        <text:list-item>
          <text:p text:style-name="P13">Was3: „<text:span text:style-name="T10">Ich langweile mich.</text:span>”</text:p>
        </text:list-item>
        <text:list-item>
          <text:p text:style-name="P13"><text:bookmark text:name="s.3q2"/>Sauer1: </text:p>
        </text:list-item>
        <text:list-item>
          <text:p text:style-name="P13"><text:bookmark text:name="hu6u2"/>Tot1: </text:p>
        </text:list-item>
      </text:list>
      <text:p text:style-name="P4"/>
      <text:p text:style-name="P6">Unterhaltung beim Verkauf auf dem Bauernhof</text:p>
      <text:list xml:id="list43455396314118055" text:style-name="L5">
        <text:list-item>
          <text:p text:style-name="P11">N: Beste <text:span text:style-name="T11">W</text:span>aren aus dem Königreich der Hochelfen.</text:p>
        </text:list-item>
        <text:list-item>
          <text:p text:style-name="P11">N: Greift zu solange die Ware noch frisch ist!</text:p>
        </text:list-item>
        <text:list-item>
          <text:p text:style-name="P11">N: Das gab es noch nie: Eine Hochelfin räumt aus! Die besten Angebote, nur heute!</text:p>
        </text:list-item>
        <text:list-item>
          <text:p text:style-name="P11">N: Artefakte, echte und gefälschte, nur bei m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Quotations" style:family="paragraph" style:parent-style-name="Standard" style:class="html">
      <style:paragraph-properties fo:margin-left="1cm" fo:margin-right="1cm" fo:margin-top="0.15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11-03-06T16:57:20</meta:creation-date>
    <dc:language>en-US</dc:language>
    <meta:editing-cycles>11</meta:editing-cycles>
    <meta:editing-duration>PT8H55M21S</meta:editing-duration>
    <meta:initial-creator>Tamino Dauth</meta:initial-creator>
    <dc:date>2016-04-20T19:52:36.593000000</dc:date>
    <meta:document-statistic meta:table-count="0" meta:image-count="0" meta:object-count="0" meta:page-count="1" meta:paragraph-count="28" meta:word-count="223" meta:character-count="1401" meta:non-whitespace-character-count="1213"/>
    <meta:user-defined meta:name="Info 1"/>
    <meta:user-defined meta:name="Info 2"/>
    <meta:user-defined meta:name="Info 3"/>
    <meta:user-defined meta:name="Info 4"/>
    <meta:hyperlink-behaviour office:target-frame-name="_top" xlink:show="replace"/>
  </office:meta>
</office:document-meta>
</file>